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2" style:family="graphic" style:parent-style-name="objectwithoutfill">
      <style:graphic-properties draw:marker-end="Άκρες_20_βελών_20_1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86cm" fo:min-width="1.187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75cm" fo:min-width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Άκρες_20_βελών_20_6" draw:marker-end-width="0.3cm" draw:fill="none" draw:textarea-vertical-align="middle"/>
    </style:style>
    <style:style style:name="gr8" style:family="graphic" style:parent-style-name="objectwithoutfill">
      <style:graphic-properties draw:marker-end="Άκρες_20_βελών_20_7" draw:marker-end-width="0.3cm" draw:fill="none" draw:textarea-vertical-align="middle"/>
    </style:style>
    <style:style style:name="gr9" style:family="graphic" style:parent-style-name="objectwithoutfill">
      <style:graphic-properties draw:marker-end="Άκρες_20_βελών_20_8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249cm" fo:min-width="2.484cm"/>
      <style:paragraph-properties style:writing-mode="lr-tb"/>
    </style:style>
    <style:style style:name="gr11" style:family="graphic" style:parent-style-name="objectwithoutfill">
      <style:graphic-properties draw:marker-end="Άκρες_20_βελών_20_9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458cm" fo:min-width="1.622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249cm" fo:min-width="2.219cm"/>
      <style:paragraph-properties style:writing-mode="lr-tb"/>
    </style:style>
    <style:style style:name="gr14" style:family="graphic" style:parent-style-name="objectwithoutfill">
      <style:graphic-properties draw:marker-end="Άκρες_20_βελών_20_10" draw:marker-end-width="0.3cm" draw:fill="none" draw:textarea-vertical-align="middle"/>
    </style:style>
    <style:style style:name="gr15" style:family="graphic" style:parent-style-name="objectwithoutfill">
      <style:graphic-properties draw:marker-end="Άκρες_20_βελών_20_11" draw:marker-end-width="0.3cm" draw:fill="none" draw:textarea-vertical-align="middle"/>
    </style:style>
    <style:style style:name="gr16" style:family="graphic" style:parent-style-name="objectwithoutfill">
      <style:graphic-properties draw:marker-end="Άκρες_20_βελών_20_1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Προεπιλογή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23.2000007629395pt"/>
    </style:style>
    <style:style style:name="P2" style:family="paragraph">
      <loext:graphic-properties draw:fill="none"/>
      <style:paragraph-properties fo:text-align="center"/>
      <style:text-properties fo:font-size="23.2000007629395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1.2999992370605pt"/>
    </style:style>
    <style:style style:name="P5" style:family="paragraph">
      <loext:graphic-properties draw:fill="none"/>
      <style:paragraph-properties fo:text-align="center"/>
      <style:text-properties fo:font-size="21.2999992370605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custom-shape draw:style-name="gr1" draw:text-style-name="P2" draw:layer="layout" svg:width="2cm" svg:height="4cm" svg:x="6.5cm" svg:y="4cm">
          <text:p text:style-name="P1"><text:span text:style-name="T1">Υπάρχει </text:span></text:p>
          <text:p text:style-name="P1"><text:span text:style-name="T1">Ροή;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2" draw:text-style-name="P3" draw:layer="layout" svg:x1="8.5cm" svg:y1="6cm" svg:x2="9.756cm" svg:y2="6cm">
          <text:p/>
        </draw:line>
        <draw:custom-shape draw:style-name="gr3" draw:text-style-name="P5" draw:layer="layout" svg:width="1.687cm" svg:height="2.11cm" svg:x="6.5cm" svg:y="9.5cm">
          <text:p text:style-name="P4"><text:span text:style-name="T2">Μέτρηση </text:span></text:p>
          <text:p text:style-name="P4"><text:span text:style-name="T2">χρόνου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cm" svg:height="4cm" svg:x="6cm" svg:y="12.5cm">
          <text:p text:style-name="P6"><text:span text:style-name="T2">Υπέρβαση</text:span></text:p>
          <text:p text:style-name="P6"><text:span text:style-name="T2">Χρονικού</text:span></text:p>
          <text:p text:style-name="P6"><text:span text:style-name="T2">Ορίου;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9" draw:layer="layout" svg:width="1.256cm" svg:height="0.725cm" svg:x="7.744cm" svg:y="8.275cm">
          <draw:text-box>
            <text:p text:style-name="P8"><text:span text:style-name="T2">ΝΑΙ</text:span></text:p>
          </draw:text-box>
        </draw:frame>
        <draw:line draw:style-name="gr6" draw:text-style-name="P3" draw:layer="layout" svg:x1="12.5cm" svg:y1="6cm" svg:x2="14.5cm" svg:y2="6cm">
          <text:p/>
        </draw:line>
        <draw:line draw:style-name="gr6" draw:text-style-name="P3" draw:layer="layout" svg:x1="14.5cm" svg:y1="4cm" svg:x2="14.5cm" svg:y2="6cm">
          <text:p/>
        </draw:line>
        <draw:line draw:style-name="gr7" draw:text-style-name="P3" draw:layer="layout" svg:x1="14.5cm" svg:y1="4cm" svg:x2="7.5cm" svg:y2="4cm">
          <text:p/>
        </draw:line>
        <draw:line draw:style-name="gr8" draw:text-style-name="P3" draw:layer="layout" svg:x1="7.5cm" svg:y1="8cm" svg:x2="7.5cm" svg:y2="9.5cm">
          <text:p/>
        </draw:line>
        <draw:line draw:style-name="gr9" draw:text-style-name="P3" draw:layer="layout" svg:x1="7.5cm" svg:y1="11.61cm" svg:x2="7.5cm" svg:y2="12.5cm">
          <text:p/>
        </draw:line>
        <draw:custom-shape draw:style-name="gr10" draw:text-style-name="P5" draw:layer="layout" svg:width="2.984cm" svg:height="1.499cm" draw:transform="skewX (-0.0164060949687467) translate (5.991cm 17.501cm)">
          <text:p text:style-name="P4"><text:span text:style-name="T2">Εντολή </text:span></text:p>
          <text:p text:style-name="P4"><text:span text:style-name="T2">για κλείσιμο</text:span></text:p>
          <text:p text:style-name="P4"><text:span text:style-name="T2">βαλβίδας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7.491cm" svg:y1="16.5cm" svg:x2="7.491cm" svg:y2="17.5cm">
          <text:p/>
        </draw:line>
        <draw:custom-shape draw:style-name="gr12" draw:text-style-name="P3" draw:layer="layout" svg:width="3cm" svg:height="1cm" svg:x="6cm" svg:y="2.5cm">
          <text:p text:style-name="P10">ΑΡΧ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2.719cm" svg:height="1.499cm" draw:transform="skewX (-0.0164060949687467) translate (9.756cm 5.5cm)">
          <text:p text:style-name="P4"><text:span text:style-name="T2">Μηδενισμός</text:span></text:p>
          <text:p text:style-name="P4"><text:span text:style-name="T2">μετρητή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256cm" svg:height="0.725cm" svg:x="8.5cm" svg:y="5.275cm">
          <draw:text-box>
            <text:p text:style-name="P8"><text:span text:style-name="T2">ΟΧΙ</text:span></text:p>
          </draw:text-box>
        </draw:frame>
        <draw:line draw:style-name="gr6" draw:text-style-name="P3" draw:layer="layout" svg:x1="9cm" svg:y1="14.5cm" svg:x2="11.5cm" svg:y2="14.5cm">
          <text:p/>
        </draw:line>
        <draw:line draw:style-name="gr6" draw:text-style-name="P3" draw:layer="layout" svg:x1="11.5cm" svg:y1="14.5cm" svg:x2="11.5cm" svg:y2="10.5cm">
          <text:p/>
        </draw:line>
        <draw:line draw:style-name="gr14" draw:text-style-name="P3" draw:layer="layout" svg:x1="11.5cm" svg:y1="10.5cm" svg:x2="8.187cm" svg:y2="10.5cm">
          <text:p/>
        </draw:line>
        <draw:custom-shape draw:style-name="gr12" draw:text-style-name="P3" draw:layer="layout" svg:width="3cm" svg:height="1cm" svg:x="6cm" svg:y="20.5cm">
          <text:p text:style-name="P10">ΤΕΛΟ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5cm" svg:y1="19cm" svg:x2="7.5cm" svg:y2="20.5cm">
          <text:p/>
        </draw:line>
        <draw:line draw:style-name="gr16" draw:text-style-name="P3" draw:layer="layout" svg:x1="7.5cm" svg:y1="3.5cm" svg:x2="7.5cm" svg:y2="4cm">
          <text:p/>
        </draw:line>
        <draw:frame draw:style-name="gr17" draw:text-style-name="P12" draw:layer="layout" svg:width="12.5cm" svg:height="1.673cm" svg:x="1cm" svg:y="0.827cm">
          <draw:text-box>
            <text:p text:style-name="P11"><text:span text:style-name="T3">ΔΙΑΓΡΑΜΜΑ ΡΟΗΣ ΣΥΣΤΗΜΑΤΟΣ ΑΥΤΟΜΑΤΟΥ ΕΛΕΓΧΟΥ ΔΙΑΡΡΟΗΣ ΝΕΡΟΥ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Άκρες_20_βελών_20_1" draw:display-name="Άκρες βελών 1" svg:viewBox="0 0 20 20" svg:d="M0 20l10-20 10 20z"/>
    <draw:marker draw:name="Άκρες_20_βελών_20_10" draw:display-name="Άκρες βελών 10" svg:viewBox="0 0 20 20" svg:d="M0 20l10-20 10 20z"/>
    <draw:marker draw:name="Άκρες_20_βελών_20_11" draw:display-name="Άκρες βελών 11" svg:viewBox="0 0 20 20" svg:d="M0 20l10-20 10 20z"/>
    <draw:marker draw:name="Άκρες_20_βελών_20_12" draw:display-name="Άκρες βελών 12" svg:viewBox="0 0 20 20" svg:d="M0 20l10-20 10 20z"/>
    <draw:marker draw:name="Άκρες_20_βελών_20_6" draw:display-name="Άκρες βελών 6" svg:viewBox="0 0 20 20" svg:d="M0 20l10-20 10 20z"/>
    <draw:marker draw:name="Άκρες_20_βελών_20_7" draw:display-name="Άκρες βελών 7" svg:viewBox="0 0 20 20" svg:d="M0 20l10-20 10 20z"/>
    <draw:marker draw:name="Άκρες_20_βελών_20_8" draw:display-name="Άκρες βελών 8" svg:viewBox="0 0 20 20" svg:d="M0 20l10-20 10 20z"/>
    <draw:marker draw:name="Άκρες_20_βελών_20_9" draw:display-name="Άκρες βελών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false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αριθμός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Προεπιλογή" style:page-layout-name="PM1" draw:style-name="Mdp1">
      <draw:frame presentation:style-name="Προεπιλογή-title" draw:layer="backgroundobjects" svg:width="14.174cm" svg:height="4.673cm" svg:x="0.787cm" svg:y="1.116cm" presentation:class="title" presentation:placeholder="true">
        <draw:text-box/>
      </draw:frame>
      <draw:frame presentation:style-name="Προεπιλογή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αριθμός&gt;</text:page-number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αριθμός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6T06:07:06.874000000</meta:creation-date>
    <dc:date>2023-02-06T06:38:45.580000000</dc:date>
    <meta:editing-duration>PT21M24S</meta:editing-duration>
    <meta:editing-cycles>4</meta:editing-cycles>
    <meta:generator>LibreOffice/7.1.1.2$Windows_X86_64 LibreOffice_project/fe0b08f4af1bacafe4c7ecc87ce55bb426164676</meta:generator>
    <meta:document-statistic meta:object-count="45"/>
  </office:meta>
</office:document-meta>
</file>